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teraboxurl.com/s/1ssRW3dnSm8EkJFT2d37kLg-- CREATE A PARENT TABLE </text:p>
      <text:p text:style-name="Standard">--) I.E COURSES TABLE</text:p>
      <text:p text:style-name="Standard">CREATE TABLE courses (</text:p>
      <text:p text:style-name="Standard"><text:s text:c="4"/>course_id INT PRIMARY KEY,</text:p>
      <text:p text:style-name="Standard"><text:s text:c="4"/>course_name VARCHA50) NOT NULL,</text:p>
      <text:p text:style-name="Standard"><text:s text:c="4"/>instructor VARCHAR(50)</text:p>
      <text:p text:style-name="Standard">);</text:p>
      <text:p text:style-name="Standard"/>
      <text:p text:style-name="Standard"/>
      <text:p text:style-name="Standard">describe courses ;</text:p>
      <text:p text:style-name="Standard"/>
      <text:p text:style-name="Standard"/>
      <text:p text:style-name="Standard"/>
      <text:p text:style-name="Standard">CREATE TABLE students1 (</text:p>
      <text:p text:style-name="Standard"><text:s text:c="4"/>student_id INT PRIMARY KEY,</text:p>
      <text:p text:style-name="Standard"><text:s text:c="4"/>first_name VARCHAR(50) NOT NULL,</text:p>
      <text:p text:style-name="Standard"><text:s text:c="4"/>last_name VARCHAR(50),</text:p>
      <text:p text:style-name="Standard"><text:s text:c="4"/>age INT,</text:p>
      <text:p text:style-name="Standard"><text:s text:c="4"/>city VARCHAR(50),</text:p>
      <text:p text:style-name="Standard"><text:s text:c="4"/>course_id INT,</text:p>
      <text:p text:style-name="Standard"><text:s text:c="4"/>FOREIGN KEY (course_id) REFERENCES courses(course_id)</text:p>
      <text:p text:style-name="Standard">);</text:p>
      <text:p text:style-name="Standard"/>
      <text:p text:style-name="Standard"/>
      <text:p text:style-name="Standard">describe students1;</text:p>
      <text:p text:style-name="Standard"/>
      <text:p text:style-name="Standard"/>
      <text:p text:style-name="Standard">-- INSERT INTO THE COURSES TABLE </text:p>
      <text:p text:style-name="Standard">INSERT INTO courses (course_id, course_name, instructor)</text:p>
      <text:p text:style-name="Standard">VALUES</text:p>
      <text:p text:style-name="Standard">(1, 'Data Science', 'Dr. Mehta'),</text:p>
      <text:p text:style-name="Standard">(2, 'AI &amp; ML', 'Prof. Sharma'),</text:p>
      <text:p text:style-name="Standard">(3, 'Cyber Security', 'Dr. Iyer'),</text:p>
      <text:p text:style-name="Standard">(4, 'Computer Science', 'Dr. Rao');</text:p>
      <text:p text:style-name="Standard"/>
      <text:p text:style-name="Standard"/>
      <text:p text:style-name="Standard">SELECT * FROM COURSES ;</text:p>
      <text:p text:style-name="Standard"/>
      <text:p text:style-name="Standard"/>
      <text:p text:style-name="Standard">INSERT INTO students1 (student_id, first_name, last_name, age, city, course_id)</text:p>
      <text:p text:style-name="Standard">VALUES</text:p>
      <text:p text:style-name="Standard">(101, 'Rahul', 'Mehta', 22, 'Mumbai', 1),</text:p>
      <text:p text:style-name="Standard">(102, 'Priya', 'Sharma', 19, 'Delhi', 4),</text:p>
      <text:p text:style-name="Standard">(103, 'Aman', 'Kumar', 24, 'Pune', 2),</text:p>
      <text:p text:style-name="Standard">(104, 'Sneha', 'Iyer', 23, 'Chennai', 1),</text:p>
      <text:p text:style-name="Standard">(105, 'Vikram', 'Patel', 20, 'Ahmedabad', 3),</text:p>
      <text:p text:style-name="Standard">(106, 'Nisha', 'Singh', 18, 'Delhi', NULL),</text:p>
      <text:p text:style-name="Standard">(107, 'Arjun', 'Rao', 27, 'Bangalore', 2),</text:p>
      <text:p text:style-name="Standard">(108, 'Pooja', 'Nair', 21, 'Mumbai', 1);</text:p>
      <text:p text:style-name="Standard"/>
      <text:p text:style-name="Standard"/>
      <text:p text:style-name="Standard">SELECT * FROM STUDENTS1;</text:p>
      <text:p text:style-name="Standard"><text:soft-page-break/></text:p>
      <text:p text:style-name="Standard"/>
      <text:p text:style-name="Standard"/>
      <text:p text:style-name="Standard">-- INNER JOIN </text:p>
      <text:p text:style-name="Standard">-- Get all students with course info (only students assigned to courses)</text:p>
      <text:p text:style-name="Standard">-- Returns only students who have a matching course</text:p>
      <text:p text:style-name="Standard">SELECT s.student_id, s.first_name,s.last_name, </text:p>
      <text:p text:style-name="Standard">c.course_name, c.instructor,C.course_id</text:p>
      <text:p text:style-name="Standard">FROM students1 s </text:p>
      <text:p text:style-name="Standard">INNER JOIN courses c</text:p>
      <text:p text:style-name="Standard">ON s.course_id = c.course_id;</text:p>
      <text:p text:style-name="Standard"/>
      <text:p text:style-name="Standard">-- LEFT JOIN </text:p>
      <text:p text:style-name="Standard">-- Get all students, including those without a course</text:p>
      <text:p text:style-name="Standard">-- Returns all students, NULL for course_name if no match.</text:p>
      <text:p text:style-name="Standard">SELECT s.student_id, s.first_name, s.last_name, c.course_name,c.course_id</text:p>
      <text:p text:style-name="Standard">FROM students1 s</text:p>
      <text:p text:style-name="Standard">LEFT JOIN courses c</text:p>
      <text:p text:style-name="Standard">ON s.course_id = c.course_id;</text:p>
      <text:p text:style-name="Standard"/>
      <text:p text:style-name="Standard"><text:s/>-- RIGHT JOIN </text:p>
      <text:p text:style-name="Standard"><text:s/>-- Get all courses, including courses with no students</text:p>
      <text:p text:style-name="Standard"><text:s/>-- Returns all courses, NULL for student columns if no students enrolled.</text:p>
      <text:p text:style-name="Standard"><text:s/>SELECT s.student_id, s.first_name, c.course_name,c.course_id</text:p>
      <text:p text:style-name="Standard">FROM students1 s</text:p>
      <text:p text:style-name="Standard">RIGHT JOIN courses c</text:p>
      <text:p text:style-name="Standard">ON s.course_id = c.course_id;</text:p>
      <text:p text:style-name="Standard"/>
      <text:p text:style-name="Standard">-- OUTER JOIN</text:p>
      <text:p text:style-name="Standard">-- Get all students and all courses, matching when possible</text:p>
      <text:p text:style-name="Standard">SELECT s.student_id, s.first_name, c.course_name,c.course_id</text:p>
      <text:p text:style-name="Standard">FROM students1 s</text:p>
      <text:p text:style-name="Standard">LEFT OUTER JOIN courses c</text:p>
      <text:p text:style-name="Standard">ON s.course_id = c.course_id;</text:p>
      <text:p text:style-name="Standard"/>
      <text:p text:style-name="Standard"/>
      <text:p text:style-name="Standard">-- JOIN WITH WHERE CLAUSE</text:p>
      <text:p text:style-name="Standard">-- Students in courses taught by Dr. Mehta</text:p>
      <text:p text:style-name="Standard">SELECT s.first_name, s.city, c.course_name,c.instructor,c.course_id</text:p>
      <text:p text:style-name="Standard">FROM students1 s</text:p>
      <text:p text:style-name="Standard">INNER JOIN courses c</text:p>
      <text:p text:style-name="Standard">ON s.course_id = c.course_id</text:p>
      <text:p text:style-name="Standard">WHERE c.instructor = 'Dr. Mehta';</text:p>
      <text:p text:style-name="Standard"/>
      <text:p text:style-name="Standard">-- AGGERATION WITH THE JOINS </text:p>
      <text:p text:style-name="Standard">-- Count students per course</text:p>
      <text:p text:style-name="Standard">SELECT c.course_name, COUNT(s.student_id) AS total_students</text:p>
      <text:p text:style-name="Standard">FROM courses c</text:p>
      <text:p text:style-name="Standard">LEFT JOIN students1 s</text:p>
      <text:p text:style-name="Standard">ON c.course_id = s.course_id</text:p>
      <text:p text:style-name="Standard">GROUP BY c.course_name;</text:p>
      <text:p text:style-name="Standard"/>
      <text:p text:style-name="Standard"><text:soft-page-break/>#self join </text:p>
      <text:p text:style-name="Standard"># to find the classmates who are taking the same course </text:p>
      <text:p text:style-name="Standard">select <text:s/></text:p>
      <text:p text:style-name="Standard">s1.first_name as stud1,</text:p>
      <text:p text:style-name="Standard">s2.first_name as stud2,</text:p>
      <text:p text:style-name="Standard">s1.course_id</text:p>
      <text:p text:style-name="Standard">from students1 s1 </text:p>
      <text:p text:style-name="Standard">join students1 s2</text:p>
      <text:p text:style-name="Standard">on s1.course_id <text:s/>= s2.course_id</text:p>
      <text:p text:style-name="Standard">and s1.student_id &lt;&gt; s2.student_id;</text:p>
      <text:p text:style-name="Standard"/>
      <text:p text:style-name="Standard"/>
      <text:p text:style-name="Standard"/>
      <text:p text:style-name="Standard">#students table <text:s/>commands</text:p>
      <text:p text:style-name="Standard"/>
      <text:p text:style-name="Standard"># DEMO 1</text:p>
      <text:p text:style-name="Standard"/>
      <text:p text:style-name="Standard">-- CREATE NEW DATABASE</text:p>
      <text:p text:style-name="Standard">CREATE DATABASE PRACTISE_DB;</text:p>
      <text:p text:style-name="Standard">USE PRACTISE_DB ;</text:p>
      <text:p text:style-name="Standard"/>
      <text:p text:style-name="Standard">#create students table </text:p>
      <text:p text:style-name="Standard">CREATE TABLE students (</text:p>
      <text:p text:style-name="Standard"><text:s text:c="4"/>student_id INT PRIMARY KEY AUTO_INCREMENT,</text:p>
      <text:p text:style-name="Standard"><text:s text:c="4"/>first_name VARCHAR(50) NOT NULL,</text:p>
      <text:p text:style-name="Standard"><text:s text:c="4"/>last_name VARCHAR(50),</text:p>
      <text:p text:style-name="Standard"><text:s text:c="4"/>gender CHAR(1) CHECK (gender IN ('M', 'F')),</text:p>
      <text:p text:style-name="Standard"><text:s text:c="4"/>age INT CHECK (age BETWEEN 15 AND 30),</text:p>
      <text:p text:style-name="Standard"><text:s text:c="4"/>course VARCHAR(50) NOT NULL,</text:p>
      <text:p text:style-name="Standard"><text:s text:c="4"/>marks DECIMAL(5,2) CHECK (marks BETWEEN 0 AND 100),</text:p>
      <text:p text:style-name="Standard"><text:s text:c="4"/>city VARCHAR(50),</text:p>
      <text:p text:style-name="Standard"><text:s text:c="4"/>admission_date DATE DEFAULT (CURRENT_DATE),</text:p>
      <text:p text:style-name="Standard"><text:s text:c="4"/>email VARCHAR(100) UNIQUE,</text:p>
      <text:p text:style-name="Standard"><text:s text:c="4"/>phone VARCHAR(15) UNIQUE,</text:p>
      <text:p text:style-name="Standard"><text:s text:c="4"/>scholarship BOOLEAN DEFAULT FALSE</text:p>
      <text:p text:style-name="Standard">);</text:p>
      <text:p text:style-name="Standard"/>
      <text:p text:style-name="Standard"># observe the structure of the table </text:p>
      <text:p text:style-name="Standard">DESCRIBE STUDENTS;</text:p>
      <text:p text:style-name="Standard"/>
      <text:p text:style-name="Standard">select * from students;</text:p>
      <text:p text:style-name="Standard">#INSERT THE VALUES INSIDE THE TABLE </text:p>
      <text:p text:style-name="Standard">INSERT INTO students (first_name, last_name, gender, age, course, marks, city, admission_date, email, phone, scholarship)</text:p>
      <text:p text:style-name="Standard">VALUES</text:p>
      <text:p text:style-name="Standard">('Rahul', 'Mehta', 'M', 22, 'Data Science', 85.5, 'Mumbai', '2024-06-12', 'rahul@example.com', '9876543210', TRUE),</text:p>
      <text:p text:style-name="Standard">('Priya', 'Sharma', 'F', 19, 'Computer Science', 92.0, 'Delhi', '2024-07-01', 'priya@example.com', '9876500011', TRUE),</text:p>
      <text:p text:style-name="Standard">('Aman', 'Kumar', 'M', 24, 'AI &amp; ML', 76.5, 'Pune', '2024-05-10', 'aman@example.com', '9998887776', FALSE),</text:p>
      <text:p text:style-name="Standard"><text:soft-page-break/>('Sneha', 'Iyer', 'F', 23, 'Data Science', 88.0, 'Chennai', '2024-04-05', 'sneha@example.com', '9998877665', TRUE),</text:p>
      <text:p text:style-name="Standard">('Vikram', 'Patel', 'M', 20, 'Cyber Security', 65.0, 'Ahmedabad', '2024-07-18', 'vikram@example.com', '9876567890', FALSE),</text:p>
      <text:p text:style-name="Standard">('Nisha', NULL, 'F', 18, 'Computer Science', NULL, 'Delhi', '2024-06-25', 'nisha@example.com', '9876522222', FALSE),</text:p>
      <text:p text:style-name="Standard">('Arjun', 'Rao', 'M', 27, 'AI &amp; ML', 91.0, 'Bangalore', '2024-03-30', 'arjun@example.com', '9876511111', TRUE),</text:p>
      <text:p text:style-name="Standard">('Pooja', 'Nair', 'F', 21, 'Data Science', 72.5, 'Mumbai', '2024-05-15', 'pooja@example.com', '9876533333', FALSE);</text:p>
      <text:p text:style-name="Standard"/>
      <text:p text:style-name="Standard"/>
      <text:p text:style-name="Standard">SELECT *</text:p>
      <text:p text:style-name="Standard">FROM students</text:p>
      <text:p text:style-name="Standard">ORDER BY city asc,marks desc;</text:p>
      <text:p text:style-name="Standard">-- marks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SEE ALL RECORDS FROM THE TABLE </text:p>
      <text:p text:style-name="Standard"/>
      <text:p text:style-name="Standard">SELECT * FROM <text:s/>STUDENTS;</text:p>
      <text:p text:style-name="Standard"/>
      <text:p text:style-name="Standard">SELECT student_id ,first_name,last_name , age</text:p>
      <text:p text:style-name="Standard">FROM students;</text:p>
      <text:p text:style-name="Standard"/>
      <text:p text:style-name="Standard">#distinct </text:p>
      <text:p text:style-name="Standard"/>
      <text:p text:style-name="Standard">SELECT <text:s/>distinct( gender) from students;</text:p>
      <text:p text:style-name="Standard">SELECT <text:s/>distinct scholarship <text:s text:c="2"/>from students;</text:p>
      <text:p text:style-name="Standard"/>
      <text:p text:style-name="Standard">#as</text:p>
      <text:p text:style-name="Standard">SELECT student_id ,first_name as fn ,last_name , age as old</text:p>
      <text:p text:style-name="Standard">FROM students;</text:p>
      <text:p text:style-name="Standard"/>
      <text:p text:style-name="Standard"># WHERE CLAUSE</text:p>
      <text:p text:style-name="Standard">SELECT * FROM students WHERE city = 'Delhi';</text:p>
      <text:p text:style-name="Standard"/>
      <text:p text:style-name="Standard">-- Equal to</text:p>
      <text:p text:style-name="Standard">SELECT * FROM students WHERE city = 'PUNE';</text:p>
      <text:p text:style-name="Standard"/>
      <text:p text:style-name="Standard">SELECT *</text:p>
      <text:p text:style-name="Standard">FROM <text:s/>students</text:p>
      <text:p text:style-name="Standard">WHERE gender <text:s/>= "M";</text:p>
      <text:p text:style-name="Standard"/>
      <text:p text:style-name="Standard">-- Not equal to</text:p>
      <text:p text:style-name="Standard">SELECT * FROM students WHERE course &lt;&gt; 'Data Science'; </text:p>
      <text:p text:style-name="Standard">SELECT * FROM students WHERE course != 'Data Science'; <text:s text:c="2"/>#use !=</text:p>
      <text:p text:style-name="Standard"><text:soft-page-break/></text:p>
      <text:p text:style-name="Standard">-- Greater than / Less than</text:p>
      <text:p text:style-name="Standard">SELECT * FROM students WHERE marks &gt; 80;</text:p>
      <text:p text:style-name="Standard">SELECT * FROM students WHERE age &lt; 22;</text:p>
      <text:p text:style-name="Standard"/>
      <text:p text:style-name="Standard">-- Greater than or equal / Less than or equal</text:p>
      <text:p text:style-name="Standard">SELECT * FROM students WHERE marks &gt;= 85;</text:p>
      <text:p text:style-name="Standard">SELECT * FROM students WHERE age &lt;= 20;</text:p>
      <text:p text:style-name="Standard"/>
      <text:p text:style-name="Standard"/>
      <text:p text:style-name="Standard">-- LOGOCAL OPERATORS</text:p>
      <text:p text:style-name="Standard">-- AND <text:s/>OR NOT </text:p>
      <text:p text:style-name="Standard">-- AND <text:s/>, when both the conditions are true</text:p>
      <text:p text:style-name="Standard">-- or <text:s/>, when either of the condition is true</text:p>
      <text:p text:style-name="Standard">-- <text:s/>not , opposite of the where condition</text:p>
      <text:p text:style-name="Standard"/>
      <text:p text:style-name="Standard">SELECT * FROM students WHERE course = 'Data Science' AND marks &gt; 80;</text:p>
      <text:p text:style-name="Standard">SELECT * FROM students WHERE course = 'Data Science' AND marks &gt; 80 AND city ="Delhi";</text:p>
      <text:p text:style-name="Standard"/>
      <text:p text:style-name="Standard">SELECT * FROM students WHERE course = 'Data Science' OR course = 'AI &amp; ML';</text:p>
      <text:p text:style-name="Standard"/>
      <text:p text:style-name="Standard">SELECT * FROM students WHERE NOT city = 'Mumbai';</text:p>
      <text:p text:style-name="Standard">SELECT * FROM students WHERE NOT course <text:s/>= "AI &amp; ML";</text:p>
      <text:p text:style-name="Standard"/>
      <text:p text:style-name="Standard">-- give me the records </text:p>
      <text:p text:style-name="Standard">SELECT * FROM students WHERE city = 'Mumbai' AND marks &gt; 80;</text:p>
      <text:p text:style-name="Standard"/>
      <text:p text:style-name="Standard">SELECT * FROM students WHERE course = 'Data Science' OR course = 'Cyber Security';</text:p>
      <text:p text:style-name="Standard"/>
      <text:p text:style-name="Standard">SELECT * FROM students WHERE NOT gender= 'M';</text:p>
      <text:p text:style-name="Standard"/>
      <text:p text:style-name="Standard">#combining the or and not using the paranthesis</text:p>
      <text:p text:style-name="Standard">SELECT * </text:p>
      <text:p text:style-name="Standard">FROM students</text:p>
      <text:p text:style-name="Standard">WHERE city = 'Mumbai' OR (city = 'Delhi' AND marks &gt; 70);</text:p>
      <text:p text:style-name="Standard"/>
      <text:p text:style-name="Standard"/>
      <text:p text:style-name="Standard"/>
      <text:p text:style-name="Standard">-- Distinct</text:p>
      <text:p text:style-name="Standard">SELECT DISTINCT course FROM students;</text:p>
      <text:p text:style-name="Standard">SELECT DISTINCT GENDER FROM students;</text:p>
      <text:p text:style-name="Standard"/>
      <text:p text:style-name="Standard"/>
      <text:p text:style-name="Standard">-- in / <text:s/>not <text:s/>in operator</text:p>
      <text:p text:style-name="Standard">SELECT * FROM students WHERE city IN ('Delhi', 'Mumbai');</text:p>
      <text:p text:style-name="Standard">SELECT * FROM students WHERE course IN ('Cyber Security', 'AI &amp; ML');</text:p>
      <text:p text:style-name="Standard">SELECT * FROM students WHERE city IN ('Mumbai', 'Delhi', 'Pune');</text:p>
      <text:p text:style-name="Standard">SELECT * FROM students WHERE age <text:s/>not IN (18,23 , 20);</text:p>
      <text:p text:style-name="Standard"/>
      <text:p text:style-name="Standard">SELECT * </text:p>
      <text:p text:style-name="Standard">FROM students</text:p>
      <text:p text:style-name="Standard">WHERE city NOT IN ('Delhi', 'Mumbai');</text:p>
      <text:p text:style-name="Standard"><text:soft-page-break/></text:p>
      <text:p text:style-name="Standard">-- in with AND operator</text:p>
      <text:p text:style-name="Standard">-- Students from specific cities AND in a specific course</text:p>
      <text:p text:style-name="Standard">SELECT * </text:p>
      <text:p text:style-name="Standard">FROM students</text:p>
      <text:p text:style-name="Standard">WHERE city IN ('Delhi', 'Mumbai')</text:p>
      <text:p text:style-name="Standard"><text:s text:c="2"/>AND course = 'Data Science';</text:p>
      <text:p text:style-name="Standard"><text:s text:c="2"/></text:p>
      <text:p text:style-name="Standard">-- in <text:s/>with <text:s/>or operator </text:p>
      <text:p text:style-name="Standard">SELECT * </text:p>
      <text:p text:style-name="Standard">FROM students</text:p>
      <text:p text:style-name="Standard">WHERE city IN ('Pune', 'Chennai')</text:p>
      <text:p text:style-name="Standard"><text:s text:c="3"/>OR course IN ('AI &amp; ML', 'Cyber Security');</text:p>
      <text:p text:style-name="Standard"><text:s/></text:p>
      <text:p text:style-name="Standard">-- Nested logiical conditions</text:p>
      <text:p text:style-name="Standard">-- Students from Mumbai or Delhi who are also in Data Science or AI &amp; ML</text:p>
      <text:p text:style-name="Standard">SELECT * </text:p>
      <text:p text:style-name="Standard">FROM students</text:p>
      <text:p text:style-name="Standard">WHERE (city IN ('Mumbai', 'Delhi'))</text:p>
      <text:p text:style-name="Standard">AND (course IN ('Data Science', 'AI &amp; ML'));</text:p>
      <text:p text:style-name="Standard"><text:s text:c="2"/></text:p>
      <text:p text:style-name="Standard">-- combining in and <text:s/>not</text:p>
      <text:p text:style-name="Standard">-- Students who have scholarships but not from Delhi or Mumbai</text:p>
      <text:p text:style-name="Standard">SELECT * </text:p>
      <text:p text:style-name="Standard">FROM students</text:p>
      <text:p text:style-name="Standard">WHERE scholarship = TRUE</text:p>
      <text:p text:style-name="Standard">AND city NOT IN ('Delhi', 'Mumbai');</text:p>
      <text:p text:style-name="Standard"/>
      <text:p text:style-name="Standard"/>
      <text:p text:style-name="Standard"/>
      <text:p text:style-name="Standard">-- Between command</text:p>
      <text:p text:style-name="Standard"/>
      <text:p text:style-name="Standard">-- Numeric range</text:p>
      <text:p text:style-name="Standard">SELECT * FROM students WHERE marks BETWEEN 70 AND 90;</text:p>
      <text:p text:style-name="Standard"/>
      <text:p text:style-name="Standard">-- Date range</text:p>
      <text:p text:style-name="Standard">SELECT * FROM students </text:p>
      <text:p text:style-name="Standard">WHERE admission_date BETWEEN '2024-05-01' AND '2024-06-30';</text:p>
      <text:p text:style-name="Standard"/>
      <text:p text:style-name="Standard">#Between includes both the ends</text:p>
      <text:p text:style-name="Standard"/>
      <text:p text:style-name="Standard"/>
      <text:p text:style-name="Standard">-- <text:s/>IN WITH BETWEEN , AND COMMAND</text:p>
      <text:p text:style-name="Standard"/>
      <text:p text:style-name="Standard">-- Students from specific cities mumbai and chennai <text:s/>and with marks between 70–90</text:p>
      <text:p text:style-name="Standard">SELECT * </text:p>
      <text:p text:style-name="Standard">FROM students</text:p>
      <text:p text:style-name="Standard">WHERE city IN ('Mumbai', 'Chennai')</text:p>
      <text:p text:style-name="Standard"><text:s text:c="2"/>AND marks BETWEEN 70 AND 90;</text:p>
      <text:p text:style-name="Standard"><text:s text:c="2"/></text:p>
      <text:p text:style-name="Standard"><text:s text:c="2"/></text:p>
      <text:p text:style-name="Standard"><text:s text:c="2"/>-- Like Command</text:p>
      <text:p text:style-name="Standard"><text:soft-page-break/><text:s text:c="2"/>-- Starts with</text:p>
      <text:p text:style-name="Standard">SELECT * FROM students WHERE first_name LIKE 'P%'; <text:s text:c="2"/>-- names starting with P</text:p>
      <text:p text:style-name="Standard"/>
      <text:p text:style-name="Standard">-- Ends with</text:p>
      <text:p text:style-name="Standard">SELECT * FROM students WHERE email LIKE '%@example.com';</text:p>
      <text:p text:style-name="Standard"/>
      <text:p text:style-name="Standard">-- Contains substring</text:p>
      <text:p text:style-name="Standard">SELECT * FROM students WHERE course LIKE '%Science%';</text:p>
      <text:p text:style-name="Standard"/>
      <text:p text:style-name="Standard">-- Second letter is 'r'</text:p>
      <text:p text:style-name="Standard">SELECT * FROM students WHERE first_name LIKE '_r%';</text:p>
      <text:p text:style-name="Standard"/>
      <text:p text:style-name="Standard">select * from students;</text:p>
      <text:p text:style-name="Standard">-- IN combined with LIKE</text:p>
      <text:p text:style-name="Standard">-- Students whose first name starts with 'P' or 'S' and city is in list</text:p>
      <text:p text:style-name="Standard">SELECT * </text:p>
      <text:p text:style-name="Standard">FROM students</text:p>
      <text:p text:style-name="Standard">WHERE first_name LIKE 'P%' </text:p>
      <text:p text:style-name="Standard"><text:s text:c="3"/>OR first_name LIKE 'S%'</text:p>
      <text:p text:style-name="Standard"><text:s text:c="2"/>AND city IN ('Delhi', 'Mumbai');</text:p>
      <text:p text:style-name="Standard"><text:s text:c="2"/></text:p>
      <text:p text:style-name="Standard"><text:s text:c="2"/></text:p>
      <text:p text:style-name="Standard"><text:s text:c="2"/>-- Use parenthese to control precedense</text:p>
      <text:p text:style-name="Standard"><text:s text:c="2"/></text:p>
      <text:p text:style-name="Standard">SELECT * </text:p>
      <text:p text:style-name="Standard">FROM students</text:p>
      <text:p text:style-name="Standard">WHERE (first_name LIKE 'P%' OR first_name LIKE 'S%')</text:p>
      <text:p text:style-name="Standard">AND city IN ('Delhi', 'Mumbai');</text:p>
      <text:p text:style-name="Standard"/>
      <text:p text:style-name="Standard"/>
      <text:p text:style-name="Standard"/>
      <text:p text:style-name="Standard">-- Checking for the null <text:s/>not null </text:p>
      <text:p text:style-name="Standard">SELECT * FROM students WHERE marks IS NULL;</text:p>
      <text:p text:style-name="Standard">SELECT * FROM students WHERE last_name IS NOT NULL;</text:p>
      <text:p text:style-name="Standard"/>
      <text:p text:style-name="Standard"/>
      <text:p text:style-name="Standard">-- IN with <text:s/>EDGE NULL</text:p>
      <text:p text:style-name="Standard">-- If there are students with NULL city, this won’t return them</text:p>
      <text:p text:style-name="Standard">SELECT * </text:p>
      <text:p text:style-name="Standard">FROM students</text:p>
      <text:p text:style-name="Standard">WHERE city IN ('Mumbai', 'Delhi', NULL); </text:p>
      <text:p text:style-name="Standard"/>
      <text:p text:style-name="Standard"># IN with NULL doesn’t match anything — use IS NULL separately</text:p>
      <text:p text:style-name="Standard">SELECT * </text:p>
      <text:p text:style-name="Standard">FROM students</text:p>
      <text:p text:style-name="Standard">WHERE city IN ('Mumbai', 'Delhi') OR city IS NULL;</text:p>
      <text:p text:style-name="Standard"/>
      <text:p text:style-name="Standard">-- in with the numerical values</text:p>
      <text:p text:style-name="Standard">SELECT *</text:p>
      <text:p text:style-name="Standard">FROM students</text:p>
      <text:p text:style-name="Standard">WHERE age IN (18, 19, 20, 21);</text:p>
      <text:p text:style-name="Standard"/>
      <text:p text:style-name="Standard"><text:soft-page-break/>-- not in with null </text:p>
      <text:p text:style-name="Standard">SELECT * </text:p>
      <text:p text:style-name="Standard">FROM students</text:p>
      <text:p text:style-name="Standard">WHERE city NOT IN ('Mumbai', 'Delhi');</text:p>
      <text:p text:style-name="Standard"/>
      <text:p text:style-name="Standard">-- Using the <text:s/>boolean values </text:p>
      <text:p text:style-name="Standard">-- Students with scholarships</text:p>
      <text:p text:style-name="Standard">SELECT * FROM students WHERE scholarship = TRUE;</text:p>
      <text:p text:style-name="Standard"/>
      <text:p text:style-name="Standard">-- Without scholarships</text:p>
      <text:p text:style-name="Standard">SELECT * FROM students WHERE scholarship = FALSE;</text:p>
      <text:p text:style-name="Standard"/>
      <text:p text:style-name="Standard"/>
      <text:p text:style-name="Standard">-- Combining the <text:s/>boolean <text:s/>, and <text:s text:c="3"/>, in </text:p>
      <text:p text:style-name="Standard">-- Students with scholarships and from selected cities</text:p>
      <text:p text:style-name="Standard">SELECT *</text:p>
      <text:p text:style-name="Standard">FROM students</text:p>
      <text:p text:style-name="Standard">WHERE scholarship = TRUE</text:p>
      <text:p text:style-name="Standard"><text:s text:c="2"/>AND city IN ('Delhi', 'Chennai', 'Bangalore');</text:p>
      <text:p text:style-name="Standard"><text:s text:c="2"/></text:p>
      <text:p text:style-name="Standard"><text:s text:c="2"/></text:p>
      <text:p text:style-name="Standard"><text:s text:c="2"/>-- Airthmetic <text:s/>functions</text:p>
      <text:p text:style-name="Standard">-- Derived condition (marks + 5 &gt; 90)</text:p>
      <text:p text:style-name="Standard">SELECT * FROM students WHERE (marks + 5) &gt; 90;</text:p>
      <text:p text:style-name="Standard"/>
      <text:p text:style-name="Standard">-- Using functions (MySQL syntax)</text:p>
      <text:p text:style-name="Standard">SELECT * FROM students WHERE UPPER(city) = 'MUMBAI';</text:p>
      <text:p text:style-name="Standard">SELECT * FROM students WHERE YEAR(admission_date) = 2024;</text:p>
      <text:p text:style-name="Standard"/>
      <text:p text:style-name="Standard"/>
      <text:p text:style-name="Standard">-- combining in with the boolean and aggreations</text:p>
      <text:p text:style-name="Standard">-- Students with scholarships and from selected cities</text:p>
      <text:p text:style-name="Standard">SELECT *</text:p>
      <text:p text:style-name="Standard">FROM students</text:p>
      <text:p text:style-name="Standard">WHERE scholarship = TRUE</text:p>
      <text:p text:style-name="Standard"><text:s text:c="2"/>AND city IN ('Delhi', 'Chennai', 'Bangalore');</text:p>
      <text:p text:style-name="Standard"/>
      <text:p text:style-name="Standard">-- order by </text:p>
      <text:p text:style-name="Standard">SELECT * FROM students </text:p>
      <text:p text:style-name="Standard">WHERE course = 'Data Science'</text:p>
      <text:p text:style-name="Standard">ORDER BY marks desc ; </text:p>
      <text:p text:style-name="Standard"/>
      <text:p text:style-name="Standard"/>
      <text:p text:style-name="Standard">-- order by <text:s/>and limit </text:p>
      <text:p text:style-name="Standard">SELECT * FROM students </text:p>
      <text:p text:style-name="Standard">WHERE course = 'Data Science'</text:p>
      <text:p text:style-name="Standard">ORDER BY marks DESC</text:p>
      <text:p text:style-name="Standard">LIMIT 2;</text:p>
      <text:p text:style-name="Standard"/>
      <text:p text:style-name="Standard">-- combining <text:s/>in with <text:s/>order by </text:p>
      <text:p text:style-name="Standard"/>
      <text:p text:style-name="Standard">SELECT first_name, course, marks</text:p>
      <text:p text:style-name="Standard"><text:soft-page-break/>FROM students</text:p>
      <text:p text:style-name="Standard">WHERE course IN ('Data Science', 'AI &amp; ML')</text:p>
      <text:p text:style-name="Standard">ORDER BY marks DESC;</text:p>
      <text:p text:style-name="Standard"/>
      <text:p text:style-name="Standard">-- aggerations </text:p>
      <text:p text:style-name="Standard">-- count()</text:p>
      <text:p text:style-name="Standard"/>
      <text:p text:style-name="Standard">SELECT count(*) from <text:s/>students where <text:s/>course ="cyber Security";</text:p>
      <text:p text:style-name="Standard"/>
      <text:p text:style-name="Standard">SELECT count( distinct course) from students; </text:p>
      <text:p text:style-name="Standard"/>
      <text:p text:style-name="Standard">-- avg()</text:p>
      <text:p text:style-name="Standard">select marks from students where city = "Mumbai";</text:p>
      <text:p text:style-name="Standard">select avg(marks) from students where city = "Mumbai";</text:p>
      <text:p text:style-name="Standard"/>
      <text:p text:style-name="Standard">-- sum()</text:p>
      <text:p text:style-name="Standard">select * from students where city ="Mumbai";</text:p>
      <text:p text:style-name="Standard">select sum(marks) from students where city ="Mumbai";</text:p>
      <text:p text:style-name="Standard"/>
      <text:p text:style-name="Standard">-- min()</text:p>
      <text:p text:style-name="Standard">-- minimum </text:p>
      <text:p text:style-name="Standard">select * <text:s/>from students ;</text:p>
      <text:p text:style-name="Standard">select min(marks) from students ;</text:p>
      <text:p text:style-name="Standard"/>
      <text:p text:style-name="Standard">select min(age) from students;</text:p>
      <text:p text:style-name="Standard"/>
      <text:p text:style-name="Standard">-- max()</text:p>
      <text:p text:style-name="Standard">-- maximum values </text:p>
      <text:p text:style-name="Standard">select * from students where city in("Mumbai","Delhi");</text:p>
      <text:p text:style-name="Standard">select max(marks) from students where city in("Mumbai","Delhi");</text:p>
      <text:p text:style-name="Standard"/>
      <text:p text:style-name="Standard"/>
      <text:p text:style-name="Standard">-- group by </text:p>
      <text:p text:style-name="Standard">select <text:s/>count(*) as count_of_students , course <text:s/>from students group by course ;</text:p>
      <text:p text:style-name="Standard"/>
      <text:p text:style-name="Standard">select gender,avg(marks) as AVG_Marks <text:s/>from students group by gender;</text:p>
      <text:p text:style-name="Standard"/>
      <text:p text:style-name="Standard">select course ,gender,avg(marks) as AVG_Marks <text:s/></text:p>
      <text:p text:style-name="Standard">from students </text:p>
      <text:p text:style-name="Standard">group by gender,course </text:p>
      <text:p text:style-name="Standard">order by avg(marks) desc ;</text:p>
      <text:p text:style-name="Standard"/>
      <text:p text:style-name="Standard">-- Having </text:p>
      <text:p text:style-name="Standard"/>
      <text:p text:style-name="Standard">select <text:s/>course , avg(marks) as avg_marks </text:p>
      <text:p text:style-name="Standard">from students </text:p>
      <text:p text:style-name="Standard">group by course</text:p>
      <text:p text:style-name="Standard">having <text:s/>avg(marks) &gt;80;</text:p>
      <text:p text:style-name="Standard"/>
      <text:p text:style-name="Standard">select course, count(*)</text:p>
      <text:p text:style-name="Standard"><text:s/>from students</text:p>
      <text:p text:style-name="Standard"><text:s/>group by course </text:p>
      <text:p text:style-name="Standard"><text:soft-page-break/><text:s/>having count(*) <text:s/>&gt;= 2 ;</text:p>
      <text:p text:style-name="Standard"><text:s/></text:p>
      <text:p text:style-name="Standard"><text:s/>-- </text:p>
      <text:p text:style-name="Standard"><text:s/>select gender ,course ,avg(marks) as avg_marks </text:p>
      <text:p text:style-name="Standard"><text:s/>from students </text:p>
      <text:p text:style-name="Standard"><text:s/>where <text:s/>gender ="M"</text:p>
      <text:p text:style-name="Standard"><text:s/>group by course</text:p>
      <text:p text:style-name="Standard"><text:s/>having <text:s/>avg(marks) &gt;83;</text:p>
      <text:p text:style-name="Standard"><text:s/></text:p>
      <text:p text:style-name="Standard">-- WHERE filters rows before grouping</text:p>
      <text:p text:style-name="Standard">-- agggerate context</text:p>
      <text:p text:style-name="Standard">SELECT city ,course, AVG(marks) AS avg_marks</text:p>
      <text:p text:style-name="Standard">FROM students</text:p>
      <text:p text:style-name="Standard">WHERE city = 'Mumbai'</text:p>
      <text:p text:style-name="Standard">GROUP BY course</text:p>
      <text:p text:style-name="Standard">HAVING AVG(marks) &gt; 35;</text:p>
      <text:p text:style-name="Standard"/>
      <text:p text:style-name="Standard">--</text:p>
      <text:p text:style-name="Standard">SELECT course, AVG(marks) AS avg_marks</text:p>
      <text:p text:style-name="Standard">FROM students</text:p>
      <text:p text:style-name="Standard">WHERE city in ('Mumbai',"Delhi","pune")</text:p>
      <text:p text:style-name="Standard">GROUP BY course</text:p>
      <text:p text:style-name="Standard">HAVING AVG(marks) &gt; 35;</text:p>
      <text:p text:style-name="Standard"/>
      <text:p text:style-name="Standard"><text:s/>-- Complex multi level filtering</text:p>
      <text:p text:style-name="Standard">SELECT *</text:p>
      <text:p text:style-name="Standard">FROM students</text:p>
      <text:p text:style-name="Standard">WHERE </text:p>
      <text:p text:style-name="Standard"><text:s text:c="4"/>course IN ('Data Science', 'AI &amp; ML')</text:p>
      <text:p text:style-name="Standard"><text:s text:c="4"/>AND city IN ('Mumbai', 'Bangalore', 'Delhi')</text:p>
      <text:p text:style-name="Standard"><text:s text:c="4"/>AND marks BETWEEN 70 AND 95</text:p>
      <text:p text:style-name="Standard"><text:s text:c="4"/>AND (gender = 'F' OR scholarship = TRUE)</text:p>
      <text:p text:style-name="Standard"><text:s text:c="4"/>AND admission_date BETWEEN '2024-04-01' AND '2024-07-31'</text:p>
      <text:p text:style-name="Standard"><text:s text:c="4"/>AND first_name LIKE '%a%'</text:p>
      <text:p text:style-name="Standard">ORDER BY marks DESC;</text:p>
      <text:p text:style-name="Standard"/>
      <text:p text:style-name="Standard"/>
      <text:p text:style-name="Standard">-- WHERE with IS NULL + OR Combination</text:p>
      <text:p text:style-name="Standard"/>
      <text:p text:style-name="Standard">SELECT *</text:p>
      <text:p text:style-name="Standard">FROM students</text:p>
      <text:p text:style-name="Standard">WHERE marks IS NULL OR marks &lt; 60;</text:p>
      <text:p text:style-name="Standard"/>
      <text:p text:style-name="Standard"/>
      <text:p text:style-name="Standard">-- Filtering the date column</text:p>
      <text:p text:style-name="Standard">-- Students admitted in the last 1000 days</text:p>
      <text:p text:style-name="Standard">SELECT *</text:p>
      <text:p text:style-name="Standard">FROM students</text:p>
      <text:p text:style-name="Standard">WHERE admission_date &gt;= (CURRENT_DATE - INTERVAL 1000 DAY);</text:p>
      <text:p text:style-name="Standard"/>
      <text:p text:style-name="Standard"/>
      <text:p text:style-name="Standard">-- in with having </text:p>
      <text:p text:style-name="Standard"><text:soft-page-break/>SELECT course, COUNT(*) AS total_students</text:p>
      <text:p text:style-name="Standard">FROM students</text:p>
      <text:p text:style-name="Standard">GROUP BY course</text:p>
      <text:p text:style-name="Standard">HAVING course IN ('Data Science', 'AI &amp; ML');</text:p>
      <text:p text:style-name="Standard"/>
      <text:p text:style-name="Standard">-- u will get error</text:p>
      <text:p text:style-name="Standard">SELECT gender,course, COUNT(*) AS total_students</text:p>
      <text:p text:style-name="Standard">FROM students</text:p>
      <text:p text:style-name="Standard">GROUP BY gender -- ,course</text:p>
      <text:p text:style-name="Standard">HAVING course IN ('Data Science', 'AI &amp; ML');</text:p>
      <text:p text:style-name="Standard"/>
      <text:p text:style-name="Standard"/>
      <text:p text:style-name="Standard"/>
      <text:p text:style-name="Standard">-- If you want to count students by gender and course (and only for selected courses)</text:p>
      <text:p text:style-name="Standard">SELECT gender, course, COUNT(*) AS total_students</text:p>
      <text:p text:style-name="Standard">FROM students</text:p>
      <text:p text:style-name="Standard">WHERE course IN ('Data Science', 'AI &amp; ML')</text:p>
      <text:p text:style-name="Standard">GROUP BY gender, course;</text:p>
      <text:p text:style-name="Standard"/>
      <text:p text:style-name="Standard">-- If you only want to group by gender, and then show total students per gender but only for those genders </text:p>
      <text:p text:style-name="Standard">-- who have students in those courses</text:p>
      <text:p text:style-name="Standard"/>
      <text:p text:style-name="Standard">SELECT gender, COUNT(*) AS total_students</text:p>
      <text:p text:style-name="Standard">FROM students</text:p>
      <text:p text:style-name="Standard">WHERE course IN ('Data Science', 'AI &amp; ML')</text:p>
      <text:p text:style-name="Standard">GROUP BY gender;</text:p>
      <text:p text:style-name="Standard"/>
      <text:p text:style-name="Standard">-- using the having in a proper format</text:p>
      <text:p text:style-name="Standard">SELECT gender, course, COUNT(*) AS total_students</text:p>
      <text:p text:style-name="Standard">FROM students</text:p>
      <text:p text:style-name="Standard">GROUP BY gender, course</text:p>
      <text:p text:style-name="Standard">HAVING course IN ('Data Science', 'AI &amp; ML');</text:p>
      <text:p text:style-name="Standard"/>
      <text:p text:style-name="Standard"/>
      <text:p text:style-name="Standard">-- now which courses have the more than the two students</text:p>
      <text:p text:style-name="Standard">SELECT course, COUNT(*) AS total_students</text:p>
      <text:p text:style-name="Standard">FROM students</text:p>
      <text:p text:style-name="Standard">GROUP BY course</text:p>
      <text:p text:style-name="Standard">HAVING COUNT(*) &gt;= 2;</text:p>
      <text:p text:style-name="Standard"/>
      <text:p text:style-name="Standard">-- now which courses have the more than the two students where gender is female</text:p>
      <text:p text:style-name="Standard">SELECT gender ,course, COUNT(*) AS total_students</text:p>
      <text:p text:style-name="Standard">FROM students</text:p>
      <text:p text:style-name="Standard">WHERE GENDER = "F"</text:p>
      <text:p text:style-name="Standard">GROUP BY course</text:p>
      <text:p text:style-name="Standard">HAVING COUNT(*) &gt;= 2;</text:p>
      <text:p text:style-name="Standard"/>
      <text:p text:style-name="Standard"/>
      <text:p text:style-name="Standard">-- order by on multiple columns</text:p>
      <text:p text:style-name="Standard">SELECT *</text:p>
      <text:p text:style-name="Standard">FROM students</text:p>
      <text:p text:style-name="Standard"><text:soft-page-break/>ORDER BY city ASC, marks DESC;</text:p>
      <text:p text:style-name="Standard"/>
      <text:p text:style-name="Standard">SELECT *</text:p>
      <text:p text:style-name="Standard">FROM students</text:p>
      <text:p text:style-name="Standard">ORDER BY city ASC, marks asc;</text:p>
      <text:p text:style-name="Standard"/>
      <text:p text:style-name="Standard">-- last 5 records <text:s/>in the table</text:p>
      <text:p text:style-name="Standard">SELECT *</text:p>
      <text:p text:style-name="Standard">FROM students</text:p>
      <text:p text:style-name="Standard">ORDER BY student_id asc <text:s/>-- desc</text:p>
      <text:p text:style-name="Standard">LIMIT 5;</text:p>
      <text:p text:style-name="Standard"/>
      <text:p text:style-name="Standard"/>
      <text:p text:style-name="Standard">-- Order of execution <text:s/>in the sql</text:p>
      <text:p text:style-name="Standard"/>
      <text:p text:style-name="Standard"/>
      <text:p text:style-name="Standard">-- sub query </text:p>
      <text:p text:style-name="Standard">-- outer query ( innner query )</text:p>
      <text:p text:style-name="Standard">-- innner query is solved first <text:s/></text:p>
      <text:p text:style-name="Standard">-- output cming from the inner query is considered as the <text:s/>input to the ouer query</text:p>
      <text:p text:style-name="Standard"/>
      <text:p text:style-name="Standard"/>
      <text:p text:style-name="Standard">-- sub query returing the single value</text:p>
      <text:p text:style-name="Standard">-- find the studets who scored than the average marks</text:p>
      <text:p text:style-name="Standard">SELECT *</text:p>
      <text:p text:style-name="Standard">FROM students</text:p>
      <text:p text:style-name="Standard">WHERE marks &gt; (SELECT AVG(marks) FROM students);</text:p>
      <text:p text:style-name="Standard"/>
      <text:p text:style-name="Standard">SELECT AVG(marks) FROM students;</text:p>
      <text:p text:style-name="Standard"/>
      <text:p text:style-name="Standard"/>
      <text:p text:style-name="Standard">-- Subquery returning multiple values using IN</text:p>
      <text:p text:style-name="Standard">-- Find students who are in the same course as the students from Delhi:</text:p>
      <text:p text:style-name="Standard">-- The inner query finds all courses with students from Delhi.</text:p>
      <text:p text:style-name="Standard">-- The outer query selects all students in those courses.</text:p>
      <text:p text:style-name="Standard">SELECT *</text:p>
      <text:p text:style-name="Standard">FROM students</text:p>
      <text:p text:style-name="Standard">WHERE course IN (</text:p>
      <text:p text:style-name="Standard"><text:s text:c="4"/>SELECT DISTINCT course </text:p>
      <text:p text:style-name="Standard"><text:s text:c="4"/>FROM students</text:p>
      <text:p text:style-name="Standard"><text:s text:c="4"/>WHERE city = 'Delhi'</text:p>
      <text:p text:style-name="Standard">);</text:p>
      <text:p text:style-name="Standard"/>
      <text:p text:style-name="Standard">SELECT DISTINCT course </text:p>
      <text:p text:style-name="Standard">FROM students</text:p>
      <text:p text:style-name="Standard">WHERE city = 'Delhi';</text:p>
      <text:p text:style-name="Standard"/>
      <text:p text:style-name="Standard"/>
      <text:p text:style-name="Standard">-- subquery with not in </text:p>
      <text:p text:style-name="Standard">-- Find students not in courses taught in Mumbai</text:p>
      <text:p text:style-name="Standard">-- The inner query lists courses available in Mumbai.</text:p>
      <text:p text:style-name="Standard">-- The outer query selects students not enrolled in these courses.</text:p>
      <text:p text:style-name="Standard"><text:soft-page-break/></text:p>
      <text:p text:style-name="Standard">SELECT *</text:p>
      <text:p text:style-name="Standard">FROM students</text:p>
      <text:p text:style-name="Standard">WHERE course NOT IN (</text:p>
      <text:p text:style-name="Standard"><text:s text:c="4"/>SELECT DISTINCT course </text:p>
      <text:p text:style-name="Standard"><text:s text:c="4"/>FROM students</text:p>
      <text:p text:style-name="Standard"><text:s text:c="4"/>WHERE city = 'Mumbai'</text:p>
      <text:p text:style-name="Standard">);</text:p>
      <text:p text:style-name="Standard"/>
      <text:p text:style-name="Standard">-- Find average marks per course, then get courses with average &gt; 80</text:p>
      <text:p text:style-name="Standard">-- The inner query calculates average marks per course.</text:p>
      <text:p text:style-name="Standard">-- The outer query filters courses with average marks &gt; 80</text:p>
      <text:p text:style-name="Standard"/>
      <text:p text:style-name="Standard">SELECT course, avg_marks</text:p>
      <text:p text:style-name="Standard">FROM (</text:p>
      <text:p text:style-name="Standard"><text:s text:c="4"/>SELECT course, AVG(marks) AS avg_marks</text:p>
      <text:p text:style-name="Standard"><text:s text:c="4"/>FROM students</text:p>
      <text:p text:style-name="Standard"><text:s text:c="4"/>GROUP BY course</text:p>
      <text:p text:style-name="Standard">) AS course_avg</text:p>
      <text:p text:style-name="Standard">WHERE avg_marks &gt; 80;</text:p>
      <text:p text:style-name="Standard"/>
      <text:p text:style-name="Standard"/>
      <text:p text:style-name="Standard"/>
      <text:p text:style-name="Standard"/>
      <text:p text:style-name="Standard">-- in with subquery </text:p>
      <text:p text:style-name="Standard">-- Students enrolled in the same course as those from Delhi</text:p>
      <text:p text:style-name="Standard">SELECT * </text:p>
      <text:p text:style-name="Standard">FROM students</text:p>
      <text:p text:style-name="Standard">WHERE course IN (</text:p>
      <text:p text:style-name="Standard"><text:s text:c="2"/>SELECT DISTINCT course FROM students WHERE city = 'Delhi'</text:p>
      <text:p text:style-name="Standard">);</text:p>
      <text:p text:style-name="Standard"/>
      <text:p text:style-name="Standard">-- not in with subquery</text:p>
      <text:p text:style-name="Standard">-- Students not enrolled in any course taught in Mumbai</text:p>
      <text:p text:style-name="Standard">SELECT * </text:p>
      <text:p text:style-name="Standard">FROM students</text:p>
      <text:p text:style-name="Standard">WHERE course NOT IN (</text:p>
      <text:p text:style-name="Standard"><text:s text:c="2"/>SELECT DISTINCT course FROM students WHERE city = 'Mumbai'</text:p>
      <text:p text:style-name="Standard">);</text:p>
      <text:p text:style-name="Standard"/>
      <text:p text:style-name="Standard"><text:s/>SELECT DISTINCT course FROM students WHERE city = 'Mumbai'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--</text:p>
      <text:p text:style-name="Standard"/>
      <text:p text:style-name="Standard"/>
      <text:p text:style-name="Standard"><text:s text:c="2"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21:00:14.110727344</meta:creation-date>
    <dc:date>2025-11-26T21:00:37.205332392</dc:date>
    <meta:editing-duration>PT24S</meta:editing-duration>
    <meta:editing-cycles>1</meta:editing-cycles>
    <meta:document-statistic meta:table-count="0" meta:image-count="0" meta:object-count="0" meta:page-count="14" meta:paragraph-count="497" meta:word-count="2505" meta:character-count="15624" meta:non-whitespace-character-count="13255"/>
    <meta:generator>LibreOffice/7.3.7.2$Linux_X86_64 LibreOffice_project/30$Build-2</meta:generator>
  </office:meta>
</office:document-meta>
</file>